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2.542cm"/>
    </style:style>
    <style:style style:name="gr2" style:family="graphic" style:parent-style-name="standard">
      <style:graphic-properties draw:textarea-horizontal-align="justify" draw:textarea-vertical-align="middle" draw:auto-grow-height="false" fo:min-height="0.696cm" fo:min-width="5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74cm" fo:min-width="2.4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6" style:family="graphic" style:parent-style-name="standard">
      <style:graphic-properties draw:textarea-horizontal-align="justify" draw:textarea-vertical-align="middle" draw:auto-grow-height="false" fo:min-height="0.668cm" fo:min-width="2.81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3.5cm"/>
    </style:style>
    <style:style style:name="gr8" style:family="graphic" style:parent-style-name="standard">
      <style:graphic-properties draw:textarea-horizontal-align="justify" draw:textarea-vertical-align="middle" draw:auto-grow-height="false" fo:min-height="0.81cm" fo:min-width="3.806cm"/>
    </style:style>
    <style:style style:name="gr9" style:family="graphic" style:parent-style-name="standard">
      <style:graphic-properties draw:textarea-horizontal-align="justify" draw:textarea-vertical-align="middle" draw:auto-grow-height="false" fo:min-height="0.667cm" fo:min-width="1.829cm"/>
    </style:style>
    <style:style style:name="gr10" style:family="graphic" style:parent-style-name="standard">
      <style:graphic-properties draw:stroke="none" svg:stroke-color="#000000" draw:fill="none" draw:fill-color="#ffffff" fo:min-height="0.513cm"/>
    </style:style>
    <style:style style:name="gr11" style:family="graphic" style:parent-style-name="standard">
      <style:graphic-properties draw:textarea-horizontal-align="justify" draw:textarea-vertical-align="middle" draw:auto-grow-height="false" fo:min-height="0.457cm" fo:min-width="2.117cm"/>
    </style:style>
    <style:style style:name="gr12" style:family="graphic" style:parent-style-name="standard">
      <style:graphic-properties draw:textarea-horizontal-align="justify" draw:textarea-vertical-align="middle" draw:auto-grow-height="false" fo:min-height="0.792cm" fo:min-width="6.65cm"/>
    </style:style>
    <style:style style:name="gr13" style:family="graphic" style:parent-style-name="standard">
      <style:graphic-properties draw:textarea-horizontal-align="justify" draw:textarea-vertical-align="middle" draw:auto-grow-height="false" fo:min-height="0.6cm" fo:min-width="1.55cm"/>
    </style:style>
    <style:style style:name="gr14" style:family="graphic" style:parent-style-name="standard">
      <style:graphic-properties draw:textarea-horizontal-align="justify" draw:textarea-vertical-align="middle" draw:auto-grow-height="false" fo:min-height="0.316cm" fo:min-width="2.324cm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16" style:family="graphic" style:parent-style-name="standard">
      <style:graphic-properties draw:textarea-horizontal-align="justify" draw:textarea-vertical-align="middle" draw:auto-grow-height="false" fo:min-height="0.455cm" fo:min-width="1.617cm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18" style:family="graphic" style:parent-style-name="standard">
      <style:graphic-properties draw:textarea-horizontal-align="justify" draw:textarea-vertical-align="middle" draw:auto-grow-height="false" fo:min-height="0.85cm" fo:min-width="2.5cm"/>
    </style:style>
    <style:style style:name="gr19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20" style:family="graphic" style:parent-style-name="standard">
      <style:graphic-properties draw:textarea-horizontal-align="justify" draw:textarea-vertical-align="middle" draw:auto-grow-height="false" fo:min-height="1.55cm" fo:min-width="3cm"/>
    </style:style>
    <style:style style:name="gr21" style:family="graphic" style:parent-style-name="standard">
      <style:graphic-properties draw:textarea-horizontal-align="justify" draw:textarea-vertical-align="middle" draw:auto-grow-height="false" fo:min-height="1.45cm" fo:min-width="2.2cm"/>
    </style:style>
    <style:style style:name="gr22" style:family="graphic" style:parent-style-name="standard">
      <style:graphic-properties draw:textarea-horizontal-align="justify" draw:textarea-vertical-align="middle" draw:auto-grow-height="false" fo:min-height="0.388cm" fo:min-width="0.986cm"/>
    </style:style>
    <style:style style:name="gr23" style:family="graphic" style:parent-style-name="standard">
      <style:graphic-properties draw:textarea-horizontal-align="justify" draw:textarea-vertical-align="middle" draw:auto-grow-height="false" fo:min-height="0.48cm" fo:min-width="5.258cm"/>
    </style:style>
    <style:style style:name="gr24" style:family="graphic" style:parent-style-name="standard">
      <style:graphic-properties draw:textarea-horizontal-align="justify" draw:textarea-vertical-align="middle" draw:auto-grow-height="false" fo:min-height="0.4cm" fo:min-width="1.65cm"/>
    </style:style>
    <style:style style:name="gr25" style:family="graphic" style:parent-style-name="standard">
      <style:graphic-properties draw:textarea-horizontal-align="justify" draw:textarea-vertical-align="middle" draw:auto-grow-height="false" fo:min-height="0.318cm" fo:min-width="1.83cm"/>
    </style:style>
    <style:style style:name="gr26" style:family="graphic" style:parent-style-name="standard">
      <style:graphic-properties draw:textarea-horizontal-align="justify" draw:textarea-vertical-align="middle" draw:auto-grow-height="false" fo:min-height="0.386cm" fo:min-width="2.112cm"/>
    </style:style>
    <style:style style:name="gr27" style:family="graphic" style:parent-style-name="standard">
      <style:graphic-properties draw:stroke="none" svg:stroke-color="#000000" draw:fill="none" draw:fill-color="#ffffff" fo:min-height="0.475cm"/>
    </style:style>
    <style:style style:name="gr28" style:family="graphic" style:parent-style-name="standard">
      <style:graphic-properties draw:stroke="none" svg:stroke-color="#000000" draw:fill="none" draw:fill-color="#ffffff" fo:min-height="0.949cm"/>
    </style:style>
    <style:style style:name="gr29" style:family="graphic" style:parent-style-name="standard">
      <style:graphic-properties draw:textarea-horizontal-align="justify" draw:textarea-vertical-align="middle" draw:auto-grow-height="false" fo:min-height="0.246cm" fo:min-width="0.774cm"/>
    </style:style>
    <style:style style:name="gr30" style:family="graphic" style:parent-style-name="standard">
      <style:graphic-properties draw:textarea-horizontal-align="justify" draw:textarea-vertical-align="middle" draw:auto-grow-height="false" fo:min-height="0.504cm" fo:min-width="3.546cm"/>
    </style:style>
    <style:style style:name="gr31" style:family="graphic" style:parent-style-name="standard">
      <style:graphic-properties draw:textarea-horizontal-align="justify" draw:textarea-vertical-align="middle" draw:auto-grow-height="false" fo:min-height="0.437cm" fo:min-width="2.793cm"/>
    </style:style>
    <style:style style:name="gr32" style:family="graphic" style:parent-style-name="standard">
      <style:graphic-properties draw:textarea-horizontal-align="justify" draw:textarea-vertical-align="middle" draw:auto-grow-height="false" fo:min-height="1.05cm" fo:min-width="4.2cm"/>
    </style:style>
    <style:style style:name="gr33" style:family="graphic" style:parent-style-name="standard">
      <style:graphic-properties draw:textarea-horizontal-align="justify" draw:textarea-vertical-align="middle" draw:auto-grow-height="false" fo:min-height="0.316cm" fo:min-width="0.844cm"/>
    </style:style>
    <style:style style:name="gr34" style:family="graphic" style:parent-style-name="standard">
      <style:graphic-properties draw:textarea-horizontal-align="justify" draw:textarea-vertical-align="middle" draw:auto-grow-height="false" fo:min-height="0.49cm" fo:min-width="2.996cm"/>
    </style:style>
    <style:style style:name="gr35" style:family="graphic" style:parent-style-name="standard">
      <style:graphic-properties draw:textarea-horizontal-align="justify" draw:textarea-vertical-align="middle" draw:auto-grow-height="false" fo:min-height="1.45cm" fo:min-width="6.9cm"/>
    </style:style>
    <style:style style:name="gr36" style:family="graphic" style:parent-style-name="standard">
      <style:graphic-properties draw:textarea-horizontal-align="justify" draw:textarea-vertical-align="middle" draw:auto-grow-height="false" fo:min-height="0.49cm" fo:min-width="3.399cm"/>
    </style:style>
    <style:style style:name="gr37" style:family="graphic" style:parent-style-name="standard">
      <style:graphic-properties draw:textarea-horizontal-align="justify" draw:textarea-vertical-align="middle" draw:auto-grow-height="false" fo:min-height="0.316cm" fo:min-width="0.773cm"/>
    </style:style>
    <style:style style:name="gr38" style:family="graphic" style:parent-style-name="standard">
      <style:graphic-properties draw:textarea-horizontal-align="justify" draw:textarea-vertical-align="middle" draw:auto-grow-height="false" fo:min-height="0.316cm" fo:min-width="1.34cm"/>
    </style:style>
    <style:style style:name="gr39" style:family="graphic" style:parent-style-name="standard">
      <style:graphic-properties draw:textarea-horizontal-align="justify" draw:textarea-vertical-align="middle" draw:auto-grow-height="false" fo:min-height="0.754cm" fo:min-width="4.228cm"/>
    </style:style>
    <style:style style:name="gr40" style:family="graphic" style:parent-style-name="standard">
      <style:graphic-properties draw:textarea-horizontal-align="justify" draw:textarea-vertical-align="middle" draw:auto-grow-height="false" fo:min-height="0.538cm" fo:min-width="2.938cm"/>
    </style:style>
    <style:style style:name="gr41" style:family="graphic" style:parent-style-name="standard">
      <style:graphic-properties draw:textarea-horizontal-align="justify" draw:textarea-vertical-align="middle" draw:auto-grow-height="false" fo:min-height="0.528cm" fo:min-width="1.552cm"/>
    </style:style>
    <style:style style:name="gr42" style:family="graphic" style:parent-style-name="standard">
      <style:graphic-properties draw:textarea-horizontal-align="justify" draw:textarea-vertical-align="middle" draw:auto-grow-height="false" fo:min-height="0.81cm" fo:min-width="5.86cm"/>
    </style:style>
    <style:style style:name="gr43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44" style:family="graphic" style:parent-style-name="standard">
      <style:graphic-properties draw:textarea-horizontal-align="justify" draw:textarea-vertical-align="middle" draw:auto-grow-height="false" fo:min-height="0.718cm" fo:min-width="4.78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1.2cm" svg:x="6.7cm" svg:y="3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3cm" svg:height="1.5cm" svg:x="3.9cm" svg:y="7.9cm">
          <text:p text:style-name="P1"><text:span text:style-name="T1">READ a </text:span><text:span text:style-name="T1">character c </text:span><text:span text:style-name="T1">and integer a</text:span></text:p>
          <draw:enhanced-geometry svg:viewBox="0 0 21600 21600" draw:glue-points="?f6 0 10800 ?f8 ?f11 10800 ?f9 21600 10800 ?f10 ?f5 10800" draw:text-areas="?f3 ?f3 ?f4 ?f4" draw:type="parallelogram" draw:modifiers="3730.35627608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6" draw:id="id6" draw:layer="layout" svg:width="4.2cm" svg:height="1.4cm" svg:x="7.1cm" svg:y="23.8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cm" svg:y1="5.3cm" svg:x2="9cm" svg:y2="7.3cm">
          <text:p/>
        </draw:line>
        <draw:line draw:style-name="gr4" draw:text-style-name="P2" draw:layer="layout" svg:x1="9cm" svg:y1="9.9cm" svg:x2="9cm" svg:y2="11.9cm">
          <text:p/>
        </draw:line>
        <draw:line draw:style-name="gr4" draw:text-style-name="P2" draw:layer="layout" svg:x1="9.2cm" svg:y1="22.4cm" svg:x2="9.2cm" svg:y2="23.7cm">
          <text:p/>
        </draw:line>
        <draw:custom-shape draw:style-name="gr5" draw:text-style-name="P1" xml:id="id1" draw:id="id1" draw:layer="layout" svg:width="5cm" svg:height="2cm" svg:x="6.7cm" svg:y="14.9cm">
          <text:p text:style-name="P1"><text:span text:style-name="T3">a&lt;65 or a&gt;1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7" draw:id="id7" draw:layer="layout" svg:width="4.7cm" svg:height="1.3cm" svg:x="13.4cm" svg:y="18cm">
          <text:p text:style-name="P1"><text:span text:style-name="T4">Print a-32 </text:span></text:p>
          <text:p text:style-name="P1"><text:span text:style-name="T4">as character.</text:span></text:p>
          <draw:enhanced-geometry svg:viewBox="0 0 21600 21600" draw:glue-points="?f6 0 10800 ?f8 ?f11 10800 ?f9 21600 10800 ?f10 ?f5 10800" draw:text-areas="?f3 ?f3 ?f4 ?f4" draw:type="parallelogram" draw:modifiers="3426.081465108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cm" svg:height="1.2cm" svg:x="7cm" svg:y="12.1cm">
          <text:p text:style-name="P1">a=c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cm" svg:height="2cm" svg:x="6.701cm" svg:y="17.701cm">
          <text:p text:style-name="P1"><text:span text:style-name="T3">a&gt;64 and a&lt;9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" draw:id="id5" draw:layer="layout" svg:width="6.1cm" svg:height="1.5cm" svg:x="6.3cm" svg:y="20.8cm">
          <text:p text:style-name="P1"><text:span text:style-name="T5">Print a+32 as character.</text:span></text:p>
          <draw:enhanced-geometry svg:viewBox="0 0 21600 21600" draw:glue-points="?f6 0 10800 ?f8 ?f11 10800 ?f9 21600 10800 ?f10 ?f5 10800" draw:text-areas="?f3 ?f3 ?f4 ?f4" draw:type="parallelogram" draw:modifiers="3426.081465108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1.7cm" svg:y1="18.7cm" svg:x2="13.6cm" svg:y2="18.7cm">
          <text:p/>
        </draw:line>
        <draw:custom-shape draw:style-name="gr9" draw:text-style-name="P1" xml:id="id3" draw:id="id3" draw:layer="layout" svg:width="3.299cm" svg:height="1.299cm" svg:x="2.101cm" svg:y="20.501cm">
          <text:p text:style-name="P1"><text:span text:style-name="T6">Print Please </text:span></text:p>
          <text:p text:style-name="P1"><text:span text:style-name="T6">enter</text:span></text:p>
          <text:p text:style-name="P1"><text:span text:style-name="T6">a character.</text:span></text:p>
          <draw:enhanced-geometry svg:viewBox="0 0 21600 21600" draw:glue-points="?f6 0 10800 ?f8 ?f11 10800 ?f9 21600 10800 ?f10 ?f5 10800" draw:text-areas="?f3 ?f3 ?f4 ?f4" draw:type="parallelogram" draw:modifiers="3426.081465108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xml:id="id2" draw:id="id2" draw:layer="layout" svg:x1="6.7cm" svg:y1="15.9cm" svg:x2="6.7cm" svg:y2="15.9cm" draw:start-shape="id1" draw:start-glue-point="5" draw:end-shape="id1" draw:end-glue-point="5" svg:d="M6700 15900z" svg:viewBox="0 0 1 1">
          <text:p/>
        </draw:connector>
        <draw:connector draw:style-name="gr4" draw:text-style-name="P2" draw:layer="layout" draw:line-skew="-2.3cm" svg:x1="6.7cm" svg:y1="15.9cm" svg:x2="4.012cm" svg:y2="20.501cm" draw:start-shape="id2" draw:start-glue-point="0" draw:end-shape="id3" draw:end-glue-point="4" svg:d="M6700 15900h-2688v4601" svg:viewBox="0 0 2689 4602">
          <text:p/>
        </draw:connector>
        <draw:frame draw:style-name="gr10" draw:text-style-name="P3" draw:layer="layout" svg:width="1.8cm" svg:height="0.763cm" svg:x="4.4cm" svg:y="15cm">
          <draw:text-box>
            <text:p><text:span text:style-name="T3">True</text:span></text:p>
          </draw:text-box>
        </draw:frame>
        <draw:connector draw:style-name="gr4" draw:text-style-name="P2" draw:layer="layout" svg:x1="6.701cm" svg:y1="18.701cm" svg:x2="6.783cm" svg:y2="21.55cm" draw:start-shape="id4" draw:start-glue-point="5" draw:end-shape="id5" draw:end-glue-point="9" svg:d="M6701 18701h-902v2849h984" svg:viewBox="0 0 985 2850">
          <text:p/>
        </draw:connector>
        <draw:connector draw:style-name="gr4" draw:text-style-name="P2" draw:layer="layout" svg:x1="9.2cm" svg:y1="16.9cm" svg:x2="9.201cm" svg:y2="17.701cm" draw:start-shape="id1" draw:start-glue-point="6" draw:end-shape="id4" draw:end-glue-point="4" svg:d="M9200 16900v401h1v400" svg:viewBox="0 0 2 802">
          <text:p/>
        </draw:connector>
        <draw:frame draw:style-name="gr10" draw:text-style-name="P3" draw:layer="layout" svg:width="1.8cm" svg:height="0.763cm" svg:x="5.5cm" svg:y="17.901cm">
          <draw:text-box>
            <text:p><text:span text:style-name="T3">True</text:span></text:p>
          </draw:text-box>
        </draw:frame>
        <draw:frame draw:style-name="gr10" draw:text-style-name="P3" draw:layer="layout" svg:width="1.8cm" svg:height="0.763cm" svg:x="11.4cm" svg:y="17.902cm">
          <draw:text-box>
            <text:p><text:span text:style-name="T3">False</text:span></text:p>
          </draw:text-box>
        </draw:frame>
        <draw:line draw:style-name="gr4" draw:text-style-name="P2" draw:layer="layout" svg:x1="9.2cm" svg:y1="13.4cm" svg:x2="9.2cm" svg:y2="14.9cm">
          <text:p/>
        </draw:line>
        <draw:connector draw:style-name="gr4" draw:text-style-name="P2" draw:layer="layout" svg:x1="3.751cm" svg:y1="21.8cm" svg:x2="7.1cm" svg:y2="24.5cm" draw:start-shape="id3" draw:start-glue-point="8" draw:end-shape="id6" draw:end-glue-point="6" svg:d="M3751 21800v2700h3349" svg:viewBox="0 0 3350 2701">
          <text:p/>
        </draw:connector>
        <draw:connector draw:style-name="gr4" draw:text-style-name="P2" draw:layer="layout" svg:x1="15.75cm" svg:y1="19.3cm" svg:x2="11.3cm" svg:y2="24.5cm" draw:start-shape="id7" draw:start-glue-point="8" draw:end-shape="id6" draw:end-glue-point="10" svg:d="M15750 19300v5200h-4450" svg:viewBox="0 0 4451 5201">
          <text:p/>
        </draw:connector>
      </draw:page>
      <draw:page draw:name="page2" draw:style-name="dp1" draw:master-page-name="Default">
        <draw:custom-shape draw:style-name="gr11" draw:text-style-name="P1" xml:id="id9" draw:id="id9" draw:layer="layout" svg:width="3.699cm" svg:height="0.999cm" svg:x="6.701cm" svg:y="1.7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1" draw:id="id11" draw:layer="layout" svg:width="10.3cm" svg:height="1.5cm" svg:x="3.5cm" svg:y="6.6cm">
          <text:p text:style-name="P1"><text:span text:style-name="T1">READ an <text:s/>integer ‘a’</text:span></text:p>
          <draw:enhanced-geometry svg:viewBox="0 0 21600 21600" draw:glue-points="?f6 0 10800 ?f8 ?f11 10800 ?f9 21600 10800 ?f10 ?f5 10800" draw:text-areas="?f3 ?f3 ?f4 ?f4" draw:type="parallelogram" draw:modifiers="3730.35627608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0" draw:id="id20" draw:layer="layout" svg:width="4.2cm" svg:height="1.4cm" svg:x="6.9cm" svg:y="23.9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8" draw:id="id8" draw:layer="layout" svg:width="4.1cm" svg:height="1.7cm" svg:x="6.5cm" svg:y="11.7cm">
          <text:p text:style-name="P1"><text:span text:style-name="T3">i&lt;=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xml:id="id18" draw:id="id18" draw:layer="layout" svg:width="4cm" svg:height="0.8cm" svg:x="2.5cm" svg:y="20cm">
          <text:p text:style-name="P1"><text:span text:style-name="T6">Print b</text:span></text:p>
          <draw:enhanced-geometry svg:viewBox="0 0 21600 21600" draw:glue-points="?f6 0 10800 ?f8 ?f11 10800 ?f9 21600 10800 ?f10 ?f5 10800" draw:text-areas="?f3 ?f3 ?f4 ?f4" draw:type="parallelogram" draw:modifiers="3426.081465108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xml:id="id17" draw:id="id17" draw:layer="layout" svg:width="3.6cm" svg:height="1.2cm" svg:x="7.1cm" svg:y="17.9cm">
          <text:p text:style-name="P1"><text:span text:style-name="T3">j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14" draw:id="id14" draw:layer="layout" svg:width="2.999cm" svg:height="0.999cm" svg:x="2.7cm" svg:y="14.201cm">
          <text:p text:style-name="P1"><text:span text:style-name="T6">Print b</text:span></text:p>
          <draw:enhanced-geometry svg:viewBox="0 0 21600 21600" draw:glue-points="?f6 0 10800 ?f8 ?f11 10800 ?f9 21600 10800 ?f10 ?f5 10800" draw:text-areas="?f3 ?f3 ?f4 ?f4" draw:type="parallelogram" draw:modifiers="3426.081465108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xml:id="id13" draw:id="id13" draw:layer="layout" svg:x1="6.5cm" svg:y1="12.55cm" svg:x2="6.5cm" svg:y2="12.55cm" draw:start-shape="id8" draw:start-glue-point="5" draw:end-shape="id8" draw:end-glue-point="5" svg:d="M6500 12550z" svg:viewBox="0 0 1 1">
          <text:p/>
        </draw:connector>
        <draw:frame draw:style-name="gr10" draw:text-style-name="P3" draw:layer="layout" svg:width="1.8cm" svg:height="0.763cm" svg:x="4.301cm" svg:y="11.7cm">
          <draw:text-box>
            <text:p><text:span text:style-name="T3">True</text:span></text:p>
          </draw:text-box>
        </draw:frame>
        <draw:custom-shape draw:style-name="gr17" draw:text-style-name="P1" xml:id="id10" draw:id="id10" draw:layer="layout" svg:width="3.4cm" svg:height="1.3cm" svg:x="6.9cm" svg:y="4cm">
          <text:p text:style-name="P1"><text:span text:style-name="T1">i = 0</text:span></text:p>
          <text:p text:style-name="P1"><text:span text:style-name="T1">j = 10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12" draw:id="id12" draw:layer="layout" svg:width="3cm" svg:height="1.1cm" svg:x="7cm" svg:y="9.2cm">
          <text:p text:style-name="P1">b=a</text:p>
          <draw:enhanced-geometry svg:viewBox="0 0 21600 21600" draw:type="rectangle" draw:enhanced-path="M 0 0 L 21600 0 21600 21600 0 21600 0 0 Z N"/>
        </draw:custom-shape>
        <draw:custom-shape draw:style-name="gr19" draw:text-style-name="P1" xml:id="id15" draw:id="id15" draw:layer="layout" svg:width="2.7cm" svg:height="1.1cm" svg:x="2.8cm" svg:y="15.9cm">
          <text:p text:style-name="P1"><text:span text:style-name="T3">b=b&lt;&lt;1</text:span></text:p>
          <text:p text:style-name="P1"><text:span text:style-name="T3">i++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551cm" svg:y1="2.7cm" svg:x2="8.6cm" svg:y2="4cm" draw:start-shape="id9" draw:start-glue-point="8" draw:end-shape="id10" draw:end-glue-point="0" svg:d="M8551 2700v650h49v650" svg:viewBox="0 0 50 1301">
          <text:p/>
        </draw:connector>
        <draw:connector draw:style-name="gr4" draw:text-style-name="P2" draw:layer="layout" svg:x1="8.6cm" svg:y1="5.3cm" svg:x2="8.65cm" svg:y2="6.6cm" draw:start-shape="id10" draw:start-glue-point="2" draw:end-shape="id11" draw:end-glue-point="5" svg:d="M8600 5300v650h50v650" svg:viewBox="0 0 51 1301">
          <text:p/>
        </draw:connector>
        <draw:connector draw:style-name="gr4" draw:text-style-name="P2" draw:layer="layout" svg:x1="4.389cm" svg:y1="7.35cm" svg:x2="7cm" svg:y2="9.75cm" draw:start-shape="id11" draw:start-glue-point="9" draw:end-shape="id12" draw:end-glue-point="3" svg:d="M4389 7350v2400h2611" svg:viewBox="0 0 2612 2401">
          <text:p/>
        </draw:connector>
        <draw:connector draw:style-name="gr4" draw:text-style-name="P2" draw:layer="layout" svg:x1="8.5cm" svg:y1="10.3cm" svg:x2="8.55cm" svg:y2="11.7cm" draw:start-shape="id12" draw:start-glue-point="2" draw:end-shape="id8" draw:end-glue-point="4" svg:d="M8500 10300v700h50v700" svg:viewBox="0 0 51 1401">
          <text:p/>
        </draw:connector>
        <draw:connector draw:style-name="gr4" draw:text-style-name="P2" draw:layer="layout" draw:line-skew="-0.775cm" svg:x1="6.5cm" svg:y1="12.55cm" svg:x2="4.2cm" svg:y2="14.201cm" draw:start-shape="id13" draw:start-glue-point="0" draw:end-shape="id14" draw:end-glue-point="5" svg:d="M6500 12550v50h-2300v1601" svg:viewBox="0 0 2301 1652">
          <text:p/>
        </draw:connector>
        <draw:connector draw:style-name="gr4" draw:text-style-name="P2" draw:layer="layout" svg:x1="4.2cm" svg:y1="15.2cm" svg:x2="4.15cm" svg:y2="15.9cm" draw:start-shape="id14" draw:start-glue-point="8" draw:end-shape="id15" draw:end-glue-point="0" svg:d="M4200 15200v350h-50v350" svg:viewBox="0 0 51 701">
          <text:p/>
        </draw:connector>
        <draw:connector draw:style-name="gr4" draw:text-style-name="P2" draw:layer="layout" svg:x1="5.5cm" svg:y1="16.45cm" svg:x2="8.55cm" svg:y2="13.4cm" draw:start-shape="id15" draw:start-glue-point="1" draw:end-shape="id8" svg:d="M5500 16450h3050v-3050" svg:viewBox="0 0 3051 3051">
          <text:p/>
        </draw:connector>
        <draw:custom-shape draw:style-name="gr20" draw:text-style-name="P1" xml:id="id16" draw:id="id16" draw:layer="layout" svg:width="3.5cm" svg:height="1.8cm" svg:x="11.3cm" svg:y="13.7cm">
          <text:p text:style-name="P1"><text:span text:style-name="T3">i = 0</text:span></text:p>
          <text:p text:style-name="P1"><text:span text:style-name="T3">b = b&gt;&gt;1</text:span></text:p>
          <text:p text:style-name="P1"><text:span text:style-name="T3">x=b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6cm" svg:y1="12.55cm" svg:x2="13.05cm" svg:y2="13.7cm" draw:start-shape="id8" draw:start-glue-point="7" draw:end-shape="id16" svg:d="M10600 12550h2450v1150" svg:viewBox="0 0 2451 1151">
          <text:p/>
        </draw:connector>
        <draw:connector draw:style-name="gr4" draw:text-style-name="P2" draw:layer="layout" svg:x1="13.05cm" svg:y1="15.5cm" svg:x2="8.9cm" svg:y2="17.9cm" draw:start-shape="id16" draw:start-glue-point="2" draw:end-shape="id17" draw:end-glue-point="4" svg:d="M13050 15500v1200h-4150v1200" svg:viewBox="0 0 4151 2401">
          <text:p/>
        </draw:connector>
        <draw:connector draw:style-name="gr4" draw:text-style-name="P2" draw:layer="layout" svg:x1="7.1cm" svg:y1="18.5cm" svg:x2="4.817cm" svg:y2="20cm" draw:start-shape="id17" draw:start-glue-point="5" draw:end-shape="id18" draw:end-glue-point="4" svg:d="M7100 18500h-2283v1500" svg:viewBox="0 0 2284 1501">
          <text:p/>
        </draw:connector>
        <draw:custom-shape draw:style-name="gr21" draw:text-style-name="P1" xml:id="id19" draw:id="id19" draw:layer="layout" svg:width="2.7cm" svg:height="1.7cm" svg:x="3.2cm" svg:y="21.7cm">
          <text:p text:style-name="P1"><text:span text:style-name="T3">b=b&gt;&gt;1</text:span></text:p>
          <text:p text:style-name="P1"><text:span text:style-name="T3">i++</text:span></text:p>
          <text:p text:style-name="P1"><text:span text:style-name="T3">j--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5cm" svg:y1="20.8cm" svg:x2="4.55cm" svg:y2="21.7cm" draw:start-shape="id18" draw:start-glue-point="8" draw:end-shape="id19" draw:end-glue-point="0" svg:d="M4500 20800v451h50v449" svg:viewBox="0 0 51 901">
          <text:p/>
        </draw:connector>
        <draw:connector draw:style-name="gr4" draw:text-style-name="P2" draw:layer="layout" svg:x1="5.9cm" svg:y1="22.55cm" svg:x2="8.9cm" svg:y2="19.1cm" draw:start-shape="id19" draw:start-glue-point="1" draw:end-shape="id17" draw:end-glue-point="6" svg:d="M5900 22550h3000v-3450" svg:viewBox="0 0 3001 3451">
          <text:p/>
        </draw:connector>
        <draw:connector draw:style-name="gr4" draw:text-style-name="P2" draw:layer="layout" svg:x1="10.7cm" svg:y1="18.5cm" svg:x2="11.1cm" svg:y2="24.6cm" draw:start-shape="id17" draw:start-glue-point="7" draw:end-shape="id20" draw:end-glue-point="10" svg:d="M10700 18500h902v6100h-502" svg:viewBox="0 0 903 6101">
          <text:p/>
        </draw:connector>
        <draw:frame draw:style-name="gr10" draw:text-style-name="P3" draw:layer="layout" svg:width="1.8cm" svg:height="0.763cm" svg:x="11.001cm" svg:y="11.701cm">
          <draw:text-box>
            <text:p><text:span text:style-name="T3">False</text:span></text:p>
          </draw:text-box>
        </draw:frame>
        <draw:frame draw:style-name="gr10" draw:text-style-name="P3" draw:layer="layout" svg:width="1.8cm" svg:height="0.763cm" svg:x="5.601cm" svg:y="17.801cm">
          <draw:text-box>
            <text:p><text:span text:style-name="T3">True</text:span></text:p>
          </draw:text-box>
        </draw:frame>
        <draw:frame draw:style-name="gr10" draw:text-style-name="P3" draw:layer="layout" svg:width="1.8cm" svg:height="0.763cm" svg:x="10.401cm" svg:y="17.802cm">
          <draw:text-box>
            <text:p><text:span text:style-name="T3">False</text:span></text:p>
          </draw:text-box>
        </draw:frame>
      </draw:page>
      <draw:page draw:name="page3" draw:style-name="dp1" draw:master-page-name="Default">
        <draw:custom-shape draw:style-name="gr22" draw:text-style-name="P1" xml:id="id21" draw:id="id21" draw:layer="layout" svg:width="2.1cm" svg:height="0.9cm" svg:x="7.6cm" svg:y="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22" draw:id="id22" draw:layer="layout" svg:width="7.9cm" svg:height="1cm" svg:x="4.8cm" svg:y="3.8cm">
          <text:p text:style-name="P1"><text:span text:style-name="T3">Read 3 numbers a,b and c</text:span></text:p>
          <draw:enhanced-geometry svg:viewBox="0 0 21600 21600" draw:glue-points="?f6 0 10800 ?f8 ?f11 10800 ?f9 21600 10800 ?f10 ?f5 10800" draw:text-areas="?f3 ?f3 ?f4 ?f4" draw:type="parallelogram" draw:modifiers="2831.475652656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8.65cm" svg:y1="2.9cm" svg:x2="8.75cm" svg:y2="3.8cm" draw:start-shape="id21" draw:start-glue-point="8" draw:end-shape="id22" draw:end-glue-point="5" svg:d="M8650 2900v451h100v449" svg:viewBox="0 0 101 901">
          <text:p/>
        </draw:connector>
        <draw:custom-shape draw:style-name="gr24" draw:text-style-name="P1" xml:id="id23" draw:id="id23" draw:layer="layout" svg:width="4.3cm" svg:height="1.3cm" svg:x="6.6cm" svg:y="6.1cm">
          <text:p text:style-name="P1"><text:span text:style-name="T7">a &gt; 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xml:id="id24" draw:id="id24" draw:layer="layout" svg:width="4.3cm" svg:height="1.3cm" svg:x="3.101cm" svg:y="7.901cm">
          <text:p text:style-name="P1"><text:span text:style-name="T7">a &gt;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xml:id="id25" draw:id="id25" draw:layer="layout" svg:width="4.3cm" svg:height="1.3cm" svg:x="9.901cm" svg:y="7.901cm">
          <text:p text:style-name="P1"><text:span text:style-name="T7">b &gt;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6.6cm" svg:y1="6.75cm" svg:x2="5.251cm" svg:y2="7.901cm" draw:start-shape="id23" draw:start-glue-point="5" draw:end-shape="id24" draw:end-glue-point="4" svg:d="M6600 6750h-1349v1151" svg:viewBox="0 0 1350 1152">
          <text:p/>
        </draw:connector>
        <draw:connector draw:style-name="gr4" draw:text-style-name="P2" draw:layer="layout" svg:x1="10.9cm" svg:y1="6.75cm" svg:x2="12.051cm" svg:y2="7.901cm" draw:start-shape="id23" draw:start-glue-point="7" draw:end-shape="id25" draw:end-glue-point="4" svg:d="M10900 6750h1151v1151" svg:viewBox="0 0 1152 1152">
          <text:p/>
        </draw:connector>
        <draw:custom-shape draw:style-name="gr25" draw:text-style-name="P1" xml:id="id26" draw:id="id26" draw:layer="layout" svg:width="3.7cm" svg:height="0.9cm" svg:x="1.3cm" svg:y="10.6cm">
          <text:p text:style-name="P1"><text:span text:style-name="T4">Print a is greater.</text:span></text:p>
          <draw:enhanced-geometry svg:viewBox="0 0 21600 21600" draw:glue-points="?f6 0 10800 ?f8 ?f11 10800 ?f9 21600 10800 ?f10 ?f5 10800" draw:text-areas="?f3 ?f3 ?f4 ?f4" draw:type="parallelogram" draw:modifiers="3425.884895974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27" draw:id="id27" draw:layer="layout" svg:width="3.7cm" svg:height="0.9cm" svg:x="4.3cm" svg:y="12.4cm">
          <text:p text:style-name="P1"><text:span text:style-name="T4">Print c is greater.</text:span></text:p>
          <draw:enhanced-geometry svg:viewBox="0 0 21600 21600" draw:glue-points="?f6 0 10800 ?f8 ?f11 10800 ?f9 21600 10800 ?f10 ?f5 10800" draw:text-areas="?f3 ?f3 ?f4 ?f4" draw:type="parallelogram" draw:modifiers="3425.884895974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28" draw:id="id28" draw:layer="layout" svg:width="3.7cm" svg:height="0.9cm" svg:x="8.601cm" svg:y="12.401cm">
          <text:p text:style-name="P1"><text:span text:style-name="T4">Print b is greater.</text:span></text:p>
          <draw:enhanced-geometry svg:viewBox="0 0 21600 21600" draw:glue-points="?f6 0 10800 ?f8 ?f11 10800 ?f9 21600 10800 ?f10 ?f5 10800" draw:text-areas="?f3 ?f3 ?f4 ?f4" draw:type="parallelogram" draw:modifiers="3425.884895974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29" draw:id="id29" draw:layer="layout" svg:width="3.7cm" svg:height="0.9cm" svg:x="13.302cm" svg:y="10.602cm">
          <text:p text:style-name="P1"><text:span text:style-name="T4">Print c is greater.</text:span></text:p>
          <draw:enhanced-geometry svg:viewBox="0 0 21600 21600" draw:glue-points="?f6 0 10800 ?f8 ?f11 10800 ?f9 21600 10800 ?f10 ?f5 10800" draw:text-areas="?f3 ?f3 ?f4 ?f4" draw:type="parallelogram" draw:modifiers="3425.884895974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" xml:id="id30" draw:id="id30" draw:layer="layout" svg:width="2.1cm" svg:height="0.9cm" svg:x="7.201cm" svg:y="14.501cm">
          <text:p text:style-name="P1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3.101cm" svg:y1="8.551cm" svg:x2="3.15cm" svg:y2="10.6cm" draw:start-shape="id24" draw:start-glue-point="5" draw:end-shape="id26" draw:end-glue-point="5" svg:d="M3101 8551h-501v1350h550v699" svg:viewBox="0 0 551 2050">
          <text:p/>
        </draw:connector>
        <draw:connector draw:style-name="gr4" draw:text-style-name="P2" draw:layer="layout" svg:x1="7.401cm" svg:y1="8.551cm" svg:x2="6.444cm" svg:y2="12.4cm" draw:start-shape="id24" draw:start-glue-point="7" draw:end-shape="id27" draw:end-glue-point="4" svg:d="M7401 8551h502v2250h-1459v1599" svg:viewBox="0 0 1460 3850">
          <text:p/>
        </draw:connector>
        <draw:connector draw:style-name="gr4" draw:text-style-name="P2" draw:layer="layout" svg:x1="9.901cm" svg:y1="8.551cm" svg:x2="10.451cm" svg:y2="12.401cm" draw:start-shape="id25" draw:start-glue-point="5" draw:end-shape="id28" draw:end-glue-point="5" svg:d="M9901 8551h-501v2251h1051v1599" svg:viewBox="0 0 1052 3851">
          <text:p/>
        </draw:connector>
        <draw:connector draw:style-name="gr4" draw:text-style-name="P2" draw:layer="layout" svg:x1="14.201cm" svg:y1="8.551cm" svg:x2="15.446cm" svg:y2="10.602cm" draw:start-shape="id25" draw:start-glue-point="7" draw:end-shape="id29" draw:end-glue-point="4" svg:d="M14201 8551h1245v2051" svg:viewBox="0 0 1246 2052">
          <text:p/>
        </draw:connector>
        <draw:connector draw:style-name="gr4" draw:text-style-name="P2" draw:layer="layout" svg:x1="6.15cm" svg:y1="13.3cm" svg:x2="7.201cm" svg:y2="14.951cm" draw:start-shape="id27" draw:start-glue-point="8" draw:end-shape="id30" draw:end-glue-point="6" svg:d="M6150 13300v1651h1051" svg:viewBox="0 0 1052 1652">
          <text:p/>
        </draw:connector>
        <draw:connector draw:style-name="gr4" draw:text-style-name="P2" draw:layer="layout" svg:x1="10.451cm" svg:y1="13.301cm" svg:x2="9.301cm" svg:y2="14.951cm" draw:start-shape="id28" draw:start-glue-point="8" draw:end-shape="id30" draw:end-glue-point="10" svg:d="M10451 13301v1650h-1150" svg:viewBox="0 0 1151 1651">
          <text:p/>
        </draw:connector>
        <draw:frame draw:style-name="gr27" draw:text-style-name="P3" draw:layer="layout" svg:width="1.5cm" svg:height="0.725cm" svg:x="5.2cm" svg:y="6.1cm">
          <draw:text-box>
            <text:p><text:span text:style-name="T5">True</text:span></text:p>
          </draw:text-box>
        </draw:frame>
        <draw:frame draw:style-name="gr27" draw:text-style-name="P3" draw:layer="layout" svg:width="1.5cm" svg:height="0.725cm" svg:x="2.2cm" svg:y="7.901cm">
          <draw:text-box>
            <text:p><text:span text:style-name="T5">True</text:span></text:p>
          </draw:text-box>
        </draw:frame>
        <draw:frame draw:style-name="gr27" draw:text-style-name="P3" draw:layer="layout" svg:width="1.5cm" svg:height="0.725cm" svg:x="9.1cm" svg:y="7.901cm">
          <draw:text-box>
            <text:p><text:span text:style-name="T5">True</text:span></text:p>
          </draw:text-box>
        </draw:frame>
        <draw:frame draw:style-name="gr28" draw:text-style-name="P3" draw:layer="layout" svg:width="1.9cm" svg:height="1.199cm" svg:x="6.9cm" svg:y="7.901cm">
          <draw:text-box>
            <text:p><text:span text:style-name="T5">False</text:span></text:p>
          </draw:text-box>
        </draw:frame>
        <draw:frame draw:style-name="gr28" draw:text-style-name="P3" draw:layer="layout" svg:width="1.9cm" svg:height="1.199cm" svg:x="14cm" svg:y="7.902cm">
          <draw:text-box>
            <text:p><text:span text:style-name="T5">False</text:span></text:p>
          </draw:text-box>
        </draw:frame>
      </draw:page>
      <draw:page draw:name="page4" draw:style-name="dp1" draw:master-page-name="Default">
        <draw:custom-shape draw:style-name="gr29" draw:text-style-name="P1" xml:id="id31" draw:id="id31" draw:layer="layout" svg:width="1.8cm" svg:height="0.7cm" svg:x="8cm" svg:y="1.8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32" draw:id="id32" draw:layer="layout" svg:width="5.9cm" svg:height="1.1cm" svg:x="5.8cm" svg:y="3.3cm">
          <text:p text:style-name="P1"><text:span text:style-name="T1">Read an integer a</text:span></text:p>
          <draw:enhanced-geometry svg:viewBox="0 0 21600 21600" draw:glue-points="?f6 0 10800 ?f8 ?f11 10800 ?f9 21600 10800 ?f10 ?f5 10800" draw:text-areas="?f3 ?f3 ?f4 ?f4" draw:type="parallelogram" draw:modifiers="3945.71342017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" xml:id="id34" draw:id="id34" draw:layer="layout" svg:width="4.801cm" svg:height="1.001cm" svg:x="6.3cm" svg:y="8.2cm">
          <text:p text:style-name="P1"><text:span text:style-name="T7">Print Area</text:span></text:p>
          <draw:enhanced-geometry svg:viewBox="0 0 21600 21600" draw:glue-points="?f6 0 10800 ?f8 ?f11 10800 ?f9 21600 10800 ?f10 ?f5 10800" draw:text-areas="?f3 ?f3 ?f4 ?f4" draw:type="parallelogram" draw:modifiers="3945.71342017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xml:id="id33" draw:id="id33" draw:layer="layout" svg:width="4.7cm" svg:height="1.3cm" svg:x="6.4cm" svg:y="5.7cm">
          <text:p text:style-name="P1"><text:span text:style-name="T1">Area = 3.14*a*a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xml:id="id35" draw:id="id35" draw:layer="layout" svg:width="1.8cm" svg:height="0.7cm" svg:x="7.801cm" svg:y="10.601cm">
          <text:p text:style-name="P1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2.5cm" svg:x2="8.75cm" svg:y2="3.3cm" draw:start-shape="id31" draw:start-glue-point="8" draw:end-shape="id32" draw:end-glue-point="5" svg:d="M8900 2500v401h-150v399" svg:viewBox="0 0 151 801">
          <text:p/>
        </draw:connector>
        <draw:connector draw:style-name="gr4" draw:text-style-name="P2" draw:layer="layout" svg:x1="8.75cm" svg:y1="4.4cm" svg:x2="8.75cm" svg:y2="5.7cm" draw:start-shape="id32" draw:start-glue-point="8" draw:end-shape="id33" draw:end-glue-point="0" svg:d="M8750 4400v1300" svg:viewBox="0 0 1 1301">
          <text:p/>
        </draw:connector>
        <draw:connector draw:style-name="gr4" draw:text-style-name="P2" draw:layer="layout" svg:x1="8.75cm" svg:y1="7cm" svg:x2="8.701cm" svg:y2="8.2cm" draw:start-shape="id33" draw:start-glue-point="2" draw:end-shape="id34" draw:end-glue-point="5" svg:d="M8750 7000v600h-49v600" svg:viewBox="0 0 50 1201">
          <text:p/>
        </draw:connector>
        <draw:connector draw:style-name="gr4" draw:text-style-name="P2" draw:layer="layout" svg:x1="8.701cm" svg:y1="9.201cm" svg:x2="8.701cm" svg:y2="10.601cm" draw:start-shape="id34" draw:start-glue-point="8" draw:end-shape="id35" draw:end-glue-point="4" svg:d="M8701 9201v1400" svg:viewBox="0 0 1 1401">
          <text:p/>
        </draw:connector>
      </draw:page>
      <draw:page draw:name="page5" draw:style-name="dp1" draw:master-page-name="Default">
        <draw:custom-shape draw:style-name="gr33" draw:text-style-name="P1" xml:id="id36" draw:id="id36" draw:layer="layout" svg:width="1.9cm" svg:height="0.8cm" svg:x="9.1cm" svg:y="2.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37" draw:id="id37" draw:layer="layout" svg:width="5.2cm" svg:height="1.1cm" svg:x="7.4cm" svg:y="4.1cm">
          <text:p text:style-name="P1"><text:span text:style-name="T6">Read a as integer.</text:span></text:p>
          <text:p text:style-name="P1"><text:span text:style-name="T6">(Radius)</text:span></text:p>
          <draw:enhanced-geometry svg:viewBox="0 0 21600 21600" draw:glue-points="?f6 0 10800 ?f8 ?f11 10800 ?f9 21600 10800 ?f10 ?f5 10800" draw:text-areas="?f3 ?f3 ?f4 ?f4" draw:type="parallelogram" draw:modifiers="4299.844479004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1" xml:id="id38" draw:id="id38" draw:layer="layout" svg:width="7.4cm" svg:height="1.7cm" svg:x="6.2cm" svg:y="6.7cm">
          <text:p text:style-name="P1"><text:span text:style-name="T3">Area = 4*3.14*a*a</text:span></text:p>
          <text:p text:style-name="P1"><text:span text:style-name="T3">Volume = 1.333*3.14*a*a*a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xml:id="id39" draw:id="id39" draw:layer="layout" svg:width="5.799cm" svg:height="1.1cm" svg:x="6.801cm" svg:y="9.801cm">
          <text:p text:style-name="P1"><text:span text:style-name="T6">Print Area and Volume</text:span></text:p>
          <draw:enhanced-geometry svg:viewBox="0 0 21600 21600" draw:glue-points="?f6 0 10800 ?f8 ?f11 10800 ?f9 21600 10800 ?f10 ?f5 10800" draw:text-areas="?f3 ?f3 ?f4 ?f4" draw:type="parallelogram" draw:modifiers="4299.844479004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1" xml:id="id40" draw:id="id40" draw:layer="layout" svg:width="1.799cm" svg:height="0.8cm" svg:x="8.801cm" svg:y="12.001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05cm" svg:y1="3cm" svg:x2="10cm" svg:y2="4.1cm" draw:start-shape="id36" draw:start-glue-point="8" draw:end-shape="id37" draw:end-glue-point="5" svg:d="M10050 3000v551h-50v549" svg:viewBox="0 0 51 1101">
          <text:p/>
        </draw:connector>
        <draw:connector draw:style-name="gr4" draw:text-style-name="P2" draw:layer="layout" svg:x1="10cm" svg:y1="5.2cm" svg:x2="9.9cm" svg:y2="6.7cm" draw:start-shape="id37" draw:start-glue-point="8" draw:end-shape="id38" svg:d="M10000 5200v751h-100v749" svg:viewBox="0 0 101 1501">
          <text:p/>
        </draw:connector>
        <draw:connector draw:style-name="gr4" draw:text-style-name="P2" draw:layer="layout" svg:x1="9.9cm" svg:y1="8.4cm" svg:x2="9.701cm" svg:y2="9.801cm" draw:start-shape="id38" draw:start-glue-point="2" draw:end-shape="id39" draw:end-glue-point="5" svg:d="M9900 8400v701h-199v700" svg:viewBox="0 0 200 1402">
          <text:p/>
        </draw:connector>
        <draw:connector draw:style-name="gr4" draw:text-style-name="P2" draw:layer="layout" svg:x1="9.701cm" svg:y1="10.901cm" svg:x2="9.701cm" svg:y2="12.001cm" draw:start-shape="id39" draw:start-glue-point="8" draw:end-shape="id40" draw:end-glue-point="4" svg:d="M9701 10901v1100" svg:viewBox="0 0 1 1101">
          <text:p/>
        </draw:connector>
      </draw:page>
      <draw:page draw:name="page6" draw:style-name="dp1" draw:master-page-name="Default">
        <draw:custom-shape draw:style-name="gr38" draw:text-style-name="P1" xml:id="id41" draw:id="id41" draw:layer="layout" svg:width="2.6cm" svg:height="0.8cm" svg:x="8.6cm" svg:y="2.1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42" draw:id="id42" draw:layer="layout" svg:width="6.6cm" svg:height="1.4cm" svg:x="6.6cm" svg:y="4cm">
          <text:p text:style-name="P1"><text:span text:style-name="T2">Read a number ‘a’</text:span></text:p>
          <text:p text:style-name="P1"><text:span text:style-name="T2">(Temp in Celcius)</text:span></text:p>
          <draw:enhanced-geometry svg:viewBox="0 0 21600 21600" draw:glue-points="?f6 0 10800 ?f8 ?f11 10800 ?f9 21600 10800 ?f10 ?f5 10800" draw:text-areas="?f3 ?f3 ?f4 ?f4" draw:type="parallelogram" draw:modifiers="3157.524564730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xml:id="id43" draw:id="id43" draw:layer="layout" svg:width="3.4cm" svg:height="1.3cm" svg:x="8.2cm" svg:y="6.5cm">
          <text:p text:style-name="P1"><text:span text:style-name="T5">res = (a*1.8)+32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xml:id="id44" draw:id="id44" draw:layer="layout" svg:width="4.8cm" svg:height="1.1cm" svg:x="7.6cm" svg:y="9.1cm">
          <text:p text:style-name="P1"><text:span text:style-name="T2">Print res </text:span></text:p>
          <draw:enhanced-geometry svg:viewBox="0 0 21600 21600" draw:glue-points="?f6 0 10800 ?f8 ?f11 10800 ?f9 21600 10800 ?f10 ?f5 10800" draw:text-areas="?f3 ?f3 ?f4 ?f4" draw:type="parallelogram" draw:modifiers="3157.524564730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1" xml:id="id45" draw:id="id45" draw:layer="layout" svg:width="2.6cm" svg:height="0.8cm" svg:x="8.701cm" svg:y="11.301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9cm" svg:y1="2.9cm" svg:x2="9.9cm" svg:y2="4cm" draw:start-shape="id41" draw:start-glue-point="8" draw:end-shape="id42" draw:end-glue-point="5" svg:d="M9900 2900v1100" svg:viewBox="0 0 1 1101">
          <text:p/>
        </draw:connector>
        <draw:connector draw:style-name="gr4" draw:text-style-name="P2" draw:layer="layout" svg:x1="9.9cm" svg:y1="5.4cm" svg:x2="9.9cm" svg:y2="6.5cm" draw:start-shape="id42" draw:start-glue-point="8" draw:end-shape="id43" draw:end-glue-point="0" svg:d="M9900 5400v1100" svg:viewBox="0 0 1 1101">
          <text:p/>
        </draw:connector>
        <draw:connector draw:style-name="gr4" draw:text-style-name="P2" draw:layer="layout" svg:x1="9.9cm" svg:y1="7.8cm" svg:x2="10cm" svg:y2="9.1cm" draw:start-shape="id43" draw:start-glue-point="2" draw:end-shape="id44" draw:end-glue-point="5" svg:d="M9900 7800v650h100v650" svg:viewBox="0 0 101 1301">
          <text:p/>
        </draw:connector>
        <draw:connector draw:style-name="gr4" draw:text-style-name="P2" draw:layer="layout" svg:x1="10cm" svg:y1="10.2cm" svg:x2="10.001cm" svg:y2="11.301cm" draw:start-shape="id44" draw:start-glue-point="8" draw:end-shape="id45" draw:end-glue-point="4" svg:d="M10000 10200v551h1v550" svg:viewBox="0 0 2 1102">
          <text:p/>
        </draw:connector>
      </draw:page>
      <draw:page draw:name="page7" draw:style-name="dp1" draw:master-page-name="Default">
        <draw:custom-shape draw:style-name="gr41" draw:text-style-name="P1" xml:id="id46" draw:id="id46" draw:layer="layout" svg:width="2.9cm" svg:height="1.1cm" svg:x="7.8cm" svg:y="2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47" draw:id="id47" draw:layer="layout" svg:width="8.4cm" svg:height="1.4cm" svg:x="5cm" svg:y="4.5cm">
          <text:p text:style-name="P1"><text:span text:style-name="T2">Read a and b as numbers.</text:span></text:p>
          <draw:enhanced-geometry svg:viewBox="0 0 21600 21600" draw:glue-points="?f6 0 10800 ?f8 ?f11 10800 ?f9 21600 10800 ?f10 ?f5 10800" draw:text-areas="?f3 ?f3 ?f4 ?f4" draw:type="parallelogram" draw:modifiers="2094.617175729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3" draw:text-style-name="P1" xml:id="id48" draw:id="id48" draw:layer="layout" svg:width="4.5cm" svg:height="2cm" svg:x="7cm" svg:y="7.8cm">
          <text:p text:style-name="P1">x = a/b*100</text:p>
          <draw:enhanced-geometry svg:viewBox="0 0 21600 21600" draw:type="rectangle" draw:enhanced-path="M 0 0 L 21600 0 21600 21600 0 21600 0 0 Z N"/>
        </draw:custom-shape>
        <draw:custom-shape draw:style-name="gr44" draw:text-style-name="P1" xml:id="id49" draw:id="id49" draw:layer="layout" svg:width="7.1cm" svg:height="1.3cm" svg:x="5.4cm" svg:y="11.5cm">
          <text:p text:style-name="P1">Print x</text:p>
          <draw:enhanced-geometry svg:viewBox="0 0 21600 21600" draw:glue-points="?f6 0 10800 ?f8 ?f11 10800 ?f9 21600 10800 ?f10 ?f5 10800" draw:text-areas="?f3 ?f3 ?f4 ?f4" draw:type="parallelogram" draw:modifiers="2414.95909622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1" xml:id="id50" draw:id="id50" draw:layer="layout" svg:width="2.9cm" svg:height="1.1cm" svg:x="7.601cm" svg:y="14.001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25cm" svg:y1="3.1cm" svg:x2="9.2cm" svg:y2="4.5cm" draw:start-shape="id46" draw:start-glue-point="8" draw:end-shape="id47" draw:end-glue-point="0" svg:d="M9250 3100v701h-50v699" svg:viewBox="0 0 51 1401">
          <text:p/>
        </draw:connector>
        <draw:connector draw:style-name="gr4" draw:text-style-name="P2" draw:layer="layout" svg:x1="9.2cm" svg:y1="5.9cm" svg:x2="9.25cm" svg:y2="7.8cm" draw:start-shape="id47" draw:start-glue-point="8" draw:end-shape="id48" draw:end-glue-point="0" svg:d="M9200 5900v951h50v949" svg:viewBox="0 0 51 1901">
          <text:p/>
        </draw:connector>
        <draw:connector draw:style-name="gr4" draw:text-style-name="P2" draw:layer="layout" svg:x1="9.25cm" svg:y1="9.8cm" svg:x2="8.95cm" svg:y2="11.5cm" draw:start-shape="id48" draw:start-glue-point="2" draw:end-shape="id49" draw:end-glue-point="5" svg:d="M9250 9800v850h-300v850" svg:viewBox="0 0 301 1701">
          <text:p/>
        </draw:connector>
        <draw:connector draw:style-name="gr4" draw:text-style-name="P2" draw:layer="layout" svg:x1="8.95cm" svg:y1="12.8cm" svg:x2="9.051cm" svg:y2="14.001cm" draw:start-shape="id49" draw:start-glue-point="8" draw:end-shape="id50" draw:end-glue-point="4" svg:d="M8950 12800v601h101v600" svg:viewBox="0 0 102 1202">
          <text:p/>
        </draw:connector>
      </draw:page>
      <draw:page draw:name="page8" draw:style-name="dp1" draw:master-page-name="Default"/>
      <draw:page draw:name="page9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2:08:47.347828339</meta:creation-date>
    <dc:date>2019-08-28T08:57:16.987979209</dc:date>
    <meta:editing-duration>PT6M13S</meta:editing-duration>
    <meta:editing-cycles>5</meta:editing-cycles>
    <meta:generator>LibreOffice/5.1.6.2$Linux_X86_64 LibreOffice_project/10m0$Build-2</meta:generator>
    <meta:document-statistic meta:object-count="113"/>
  </office:meta>
</office:document-meta>
</file>